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SiteElement.performFini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ewSiteElement.NewSiteElement( IStructuredSelection treeSelection , Document new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SiteElement.create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wSiteElement.init( IWorkbench workbench , IStructured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wSiteElement.add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SiteElement.execute( IProgressMonitor 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